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823" officeooo:paragraph-rsid="0003c823"/>
    </style:style>
    <style:style style:name="P2" style:family="paragraph" style:parent-style-name="Standard">
      <style:paragraph-properties fo:text-align="center" style:justify-single-word="false"/>
      <style:text-properties officeooo:rsid="0003c823" officeooo:paragraph-rsid="0003c823"/>
    </style:style>
    <style:style style:name="P3" style:family="paragraph" style:parent-style-name="Standard" style:list-style-name="">
      <style:paragraph-properties fo:text-align="center" style:justify-single-word="false"/>
      <style:text-properties fo:font-weight="bold" officeooo:rsid="0003c823" officeooo:paragraph-rsid="0003c823" style:font-weight-asian="bold" style:font-weight-complex="bold"/>
    </style:style>
    <style:style style:name="P4" style:family="paragraph" style:parent-style-name="Standard">
      <style:text-properties officeooo:rsid="0006b0bb" officeooo:paragraph-rsid="0006b0bb"/>
    </style:style>
    <style:style style:name="P5" style:family="paragraph" style:parent-style-name="Standard">
      <style:paragraph-properties fo:text-align="center" style:justify-single-word="false"/>
      <style:text-properties officeooo:rsid="0006b0bb" officeooo:paragraph-rsid="0006b0bb"/>
    </style:style>
    <style:style style:name="P6" style:family="paragraph" style:parent-style-name="Standard">
      <style:text-properties officeooo:rsid="0006b0bb" officeooo:paragraph-rsid="000ed5bf"/>
    </style:style>
    <style:style style:name="P7" style:family="paragraph" style:parent-style-name="Standard">
      <style:text-properties officeooo:rsid="0008b0b0" officeooo:paragraph-rsid="0008b0b0"/>
    </style:style>
    <style:style style:name="P8" style:family="paragraph" style:parent-style-name="Standard">
      <style:text-properties officeooo:rsid="0009ab1f" officeooo:paragraph-rsid="0009ab1f"/>
    </style:style>
    <style:style style:name="P9" style:family="paragraph" style:parent-style-name="Standard">
      <style:paragraph-properties fo:text-align="center" style:justify-single-word="false"/>
      <style:text-properties officeooo:rsid="0009ab1f" officeooo:paragraph-rsid="0009ab1f"/>
    </style:style>
    <style:style style:name="P10" style:family="paragraph" style:parent-style-name="Standard">
      <style:text-properties officeooo:rsid="000ed5bf" officeooo:paragraph-rsid="000ed5bf"/>
    </style:style>
    <style:style style:name="P11" style:family="paragraph" style:parent-style-name="Preformatted_20_Text">
      <style:text-properties officeooo:rsid="0003c823" officeooo:paragraph-rsid="0008b0b0"/>
    </style:style>
    <style:style style:name="P12" style:family="paragraph" style:parent-style-name="Preformatted_20_Text">
      <style:paragraph-properties fo:margin-top="0in" fo:margin-bottom="0.1043in" style:contextual-spacing="false" style:line-height-at-least="0.1665in" fo:widows="1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T1" style:family="text">
      <style:text-properties officeooo:rsid="0005c7ab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color="#008800"/>
    </style:style>
    <style:style style:name="T5" style:family="text">
      <style:text-properties officeooo:rsid="000bbb4f"/>
    </style:style>
    <style:style style:name="T6" style:family="text">
      <style:text-properties officeooo:rsid="000ed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gularJS Training</text:h>
      <text:p text:style-name="P1"/>
      <text:p text:style-name="P2">MYSQL</text:p>
      <text:p text:style-name="P1"/>
      <text:p text:style-name="P1">Database – AngularTrainingDB</text:p>
      <text:p text:style-name="P1">User – angular_admin, password – pass4test</text:p>
      <text:p text:style-name="P1"/>
      <text:p text:style-name="P1">Table – GroceryListTable</text:p>
      <text:p text:style-name="P1"/>
      <text:p text:style-name="P1">CREATE TABLE GroceryListTable</text:p>
      <text:p text:style-name="P1">(</text:p>
      <text:p text:style-name="P1">id <text:span text:style-name="T5">MEDIUMINT</text:span> NOT NULL <text:span text:style-name="T5">AUTO_INCREMENT</text:span>,</text:p>
      <text:p text:style-name="P1">name varchar(255),</text:p>
      <text:p text:style-name="P1">description varchar(255),</text:p>
      <text:p text:style-name="P1">category varchar(255),</text:p>
      <text:p text:style-name="P1">//subcategory varchar(255),</text:p>
      <text:p text:style-name="P1">store varchar(255),</text:p>
      <text:p text:style-name="P1">unit varchar(255),</text:p>
      <text:p text:style-name="P1">price <text:span text:style-name="T1">DECIMAL(10,4),</text:span></text:p>
      <text:p text:style-name="P1">PRIMARY KEY (id)</text:p>
      <text:p text:style-name="P1">);</text:p>
      <text:p text:style-name="P1"/>
      <text:p text:style-name="P7">INSERT INTO GroceryListTable (name, category, store, unit, price)</text:p>
      <text:p text:style-name="P7">VALUES ('', '', '', '', 0.00);</text:p>
      <text:p text:style-name="P1"/>
      <text:p text:style-name="P11"><text:span text:style-name="T2"/></text:p>
      <text:p text:style-name="P1"/>
      <text:p text:style-name="P5">Commands</text:p>
      <text:p text:style-name="P4"/>
      <text:p text:style-name="P4">&gt;mysql</text:p>
      <text:p text:style-name="P10">mysql&gt; create database AngularTrainingDB;</text:p>
      <text:p text:style-name="P6">mysql&gt; <text:span text:style-name="T6">create user 'angular_admin'@'localhost' identified by 'pass4test';</text:span></text:p>
      <text:p text:style-name="P6">mysql&gt; <text:span text:style-name="T6">grant all on AngularTrainingDB.* to 'angular_admin';</text:span></text:p>
      <text:p text:style-name="P6"/>
      <text:p text:style-name="P4">mysql&gt; connect AngularTrainingDB</text:p>
      <text:p text:style-name="P6">mysql&gt; <text:span text:style-name="T6">CREATE TABLE GroceryListTable(id MEDIUMINT NOT NULL AUTO_INCREMENT,name varchar(255),description varchar(255),category varchar(255),store varchar(255),unit varchar(255),price DECIMAL(10,4),PRIMARY KEY(id));</text:span></text:p>
      <text:p text:style-name="P6">mysql&gt;</text:p>
      <text:p text:style-name="P4">mysql&gt; show tables;</text:p>
      <text:p text:style-name="P10">mysql&gt; drop table GroceryListTable;</text:p>
      <text:p text:style-name="P4"/>
      <text:p text:style-name="P9">package.json</text:p>
      <text:p text:style-name="P8"/>
      <text:p text:style-name="P8">old string - "start": "http-server ./build -a localhost -p 8888 -o -c-1"</text:p>
      <text:p text:style-name="P8">new string - "start": "node ./build/server.j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zarov</meta:initial-creator>
    <meta:creation-date>2016-01-19T10:10:29.319423202</meta:creation-date>
    <dc:date>2016-01-21T17:01:03.377575208</dc:date>
    <dc:creator>Daniel Azarov</dc:creator>
    <meta:editing-duration>P2DT6H41M1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17" meta:character-count="1071" meta:non-whitespace-character-count="979"/>
  </office:meta>
</office:document-meta>
</file>